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18d3" officeooo:paragraph-rsid="001618d3"/>
    </style:style>
    <style:style style:name="P2" style:family="paragraph" style:parent-style-name="Standard">
      <style:text-properties style:font-name="FreeMono" fo:font-size="10pt" officeooo:rsid="001618d3" officeooo:paragraph-rsid="001618d3" style:font-size-asian="10pt" style:font-size-complex="10pt"/>
    </style:style>
    <style:style style:name="P3" style:family="paragraph" style:parent-style-name="Standard">
      <style:text-properties officeooo:rsid="0016a84b" officeooo:paragraph-rsid="0016a84b"/>
    </style:style>
    <style:style style:name="P4" style:family="paragraph" style:parent-style-name="Standard">
      <style:text-properties officeooo:rsid="0016f795" officeooo:paragraph-rsid="0016f795"/>
    </style:style>
    <style:style style:name="P5" style:family="paragraph" style:parent-style-name="Standard">
      <style:text-properties officeooo:rsid="001ae9fc" officeooo:paragraph-rsid="001ae9fc"/>
    </style:style>
    <style:style style:name="P6" style:family="paragraph" style:parent-style-name="Standard">
      <style:text-properties officeooo:rsid="001ea4c8" officeooo:paragraph-rsid="001ea4c8"/>
    </style:style>
    <style:style style:name="P7" style:family="paragraph" style:parent-style-name="Standard">
      <style:paragraph-properties fo:break-before="page"/>
      <style:text-properties officeooo:rsid="001618d3" officeooo:paragraph-rsid="001618d3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officeooo:rsid="001618d3" officeooo:paragraph-rsid="001618d3"/>
    </style:style>
    <style:style style:name="P9" style:family="paragraph" style:parent-style-name="Standard">
      <style:text-properties officeooo:rsid="001ae9fc" officeooo:paragraph-rsid="001ae9fc"/>
    </style:style>
    <style:style style:name="P10" style:family="paragraph" style:parent-style-name="Standard">
      <style:text-properties officeooo:rsid="00226488" officeooo:paragraph-rsid="00226488"/>
    </style:style>
    <style:style style:name="T1" style:family="text">
      <style:text-properties officeooo:rsid="001618d3"/>
    </style:style>
    <style:style style:name="T2" style:family="text">
      <style:text-properties style:font-name="FreeMono" fo:font-size="10pt" style:font-size-asian="10pt" style:font-size-complex="10pt"/>
    </style:style>
    <style:style style:name="T3" style:family="text">
      <style:text-properties officeooo:rsid="0016a84b"/>
    </style:style>
    <style:style style:name="T4" style:family="text">
      <style:text-properties officeooo:rsid="0016f795"/>
    </style:style>
    <style:style style:name="T5" style:family="text">
      <style:text-properties officeooo:rsid="001c8387"/>
    </style:style>
    <style:style style:name="T6" style:family="text">
      <style:text-properties officeooo:rsid="001f21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FWF Data Analysis:</text:p>
      <text:p text:style-name="P1"/>
      <text:p text:style-name="P1">March 22, 2020</text:p>
      <text:p text:style-name="P1"/>
      <text:p text:style-name="P1">(1) <text:s/>A number of global variables are sent in the file globalParameters.py</text:p>
      <text:p text:style-name="P1"/>
      <text:p text:style-name="P1">################################################################ <text:s/>GLOBAL <text:span text:style-name="T2">PARAMETERS</text:span></text:p>
      <text:p text:style-name="P2">workingDirectory = "/home/val/Documents/NFWF_Files/2020_Analysis/" <text:s text:c="2"/># <text:s/>Note Bene: <text:s/>This MUST be set IN .py file BEFORE imports</text:p>
      <text:p text:style-name="P2">modelDeltaSecs = 10 <text:s text:c="2"/># interval between successive time steps</text:p>
      <text:p text:style-name="P2">tortDamping = 6.0</text:p>
      <text:p text:style-name="P2">minNumWhaleObs = 4 <text:s text:c="3"/># need at least this many whale observations to constitute a passby</text:p>
      <text:p text:style-name="P2"/>
      <text:p text:style-name="P2">maxObsGapMins = 15 <text:s text:c="15"/># any larger gap between whale sitings will start a new whale passby</text:p>
      <text:p text:style-name="P2">maxPriorOrPostMinsForBoats = 5 <text:s text:c="2"/># accept any boat obs from 5 min before focal animal's first fix to 5 min after last one</text:p>
      <text:p text:style-name="P2"/>
      <text:p text:style-name="P2">whaleCVSfileName = "csvFiles/2003_2005_whalePassby.csv"</text:p>
      <text:p text:style-name="P2">boatCVSfileName <text:s/>= "csvFiles/2003_2005_boatPassby.csv"</text:p>
      <text:p text:style-name="P2"/>
      <text:p text:style-name="P2">minNumWhaleObs = 5 <text:s text:c="2"/># don't save passby with less than 5 whale observations</text:p>
      <text:p text:style-name="P2">ff_fileName = <text:s/>"csvFiles/Whale Activity 2003-2005_EA quality check_FINAL_all_sorted_tabbed.csv"</text:p>
      <text:p text:style-name="P2">boatFileName = "csvFiles/All 2003-2005 boat data_EA Quality_Final_sorted_tabbed.csv"</text:p>
      <text:p text:style-name="P2"/>
      <text:p text:style-name="P2">spreadingLaw = -18</text:p>
      <text:p text:style-name="P2">backgroundNoiseLevel = 50 </text:p>
      <text:p text:style-name="P2"/>
      <text:p text:style-name="P2">condenseIfDtLessThan = 10 <text:s text:c="2"/># <text:s/>any obs of same target closer together than this parameter are averaged or one is deleted</text:p>
      <text:p text:style-name="P2"><text:s text:c="28"/># <text:s text:c="2"/>15 secs produces 27 boats</text:p>
      <text:p text:style-name="P2"><text:s text:c="28"/># <text:s text:c="2"/>10 secs produces 12 boats</text:p>
      <text:p text:style-name="P2">backgroundDb = 100</text:p>
      <text:p text:style-name="P2"/>
      <text:p text:style-name="P2">clickSourceLevel = 170</text:p>
      <text:p text:style-name="P2">clickOutwardSpreading = -10</text:p>
      <text:p text:style-name="P2">targetCrossSection = 20</text:p>
      <text:p text:style-name="P2"/>
      <text:p text:style-name="P2">callSourceLevel = 150</text:p>
      <text:p text:style-name="P2"/>
      <text:p text:style-name="P2"># parameters for plotting noise from individual boats</text:p>
      <text:p text:style-name="P2"/>
      <text:p text:style-name="P2">boat_dBlevels = [130, 120, 110, backgroundDb] <text:s text:c="2"/># change colors for display at ranges where these spreading source levels fall</text:p>
      <text:p text:style-name="P1"/>
      <text:p text:style-name="P1"/>
      <text:p text:style-name="P7">(2) <text:s/>Run Python script NFWF_parser.py</text:p>
      <text:p text:style-name="P1"/>
      <text:p text:style-name="P1">This reads input Oceans Initiative csv files (see globalParameters.py)for whale passby and for all boat passbys. <text:s/></text:p>
      <text:p text:style-name="P1">Find each passby and create whale and boat objects containing observations.</text:p>
      <text:p text:style-name="P1">Save all this as:</text:p>
      <text:p text:style-name="P8">save_CVS_format(whalePassbyList, boatsPassbyList)</text:p>
      <text:p text:style-name="P8">helpers.save_obj(whalePassbyList,"whalePassbys_2003_2005") <text:s/></text:p>
      <text:p text:style-name="P8">helpers.save_obj(boatsPassbyList,"boatsPassbys_2003_2005")</text:p>
      <text:p text:style-name="P8">helpers.save_obj(tracksList,"tracksList_2003_2005")</text:p>
      <text:p text:style-name="P1"/>
      <text:p text:style-name="P1">(3) Run NFWF_passbyModel.py <text:span text:style-name="T3">to build step by step interpolated paths and write new output files:</text:span></text:p>
      <text:p text:style-name="P3">Read input from “ <text:span text:style-name="T1">tracksList_2003_2005”</text:span></text:p>
      <text:p text:style-name="P3">Plots multiple views of each passby</text:p>
      <text:p text:style-name="P3">Summarized whale and boat objects in file:</text:p>
      <text:p text:style-name="P3">"tracksModel_2003_2005"</text:p>
      <text:p text:style-name="P3"/>
      <text:p text:style-name="P3">(<text:span text:style-name="T4">4</text:span>) <text:s/>Script Analysis_Rls.py reads in <text:s/>output of previous program, constructs source level for each boat at each location (speed dependent) and calculates received levels at each whale modeled location.</text:p>
      <text:p text:style-name="P3"/>
      <text:p text:style-name="P3">This program outputs whale and boat objects now in file </text:p>
      <text:p text:style-name="P3">“tracksModel_Rls_2003_2005”</text:p>
      <text:p text:style-name="P3"/>
      <text:p text:style-name="P4">(5) Script movieFrames.py reads input from previous program and generates frames for movies.</text:p>
      <text:p text:style-name="P4"/>
      <text:p text:style-name="P5">(6) <text:s/>Turn frames into video with ffmpeg: <text:s/>-<text:span text:style-name="T5">r 2 will use 2 images per second of video, size is specified as 1152x1152</text:span></text:p>
      <text:p text:style-name="P5"/>
      <text:p text:style-name="P5">ffmpeg -r 2 -i img%03d.png -c:v libx264 -vf fps=25 -s 1152x1152 -pix_fmt yuv420p passby_80__2.mp4</text:p>
      <text:p text:style-name="P5"/>
      <text:p text:style-name="P6">(8) <text:s/>Script <text:span text:style-name="T6">movieFrames_detail.py <text:s/>makse a series of images that are centered on a small region around the focal animal. <text:s/>Size is secified as 288x288</text:span></text:p>
      <text:p text:style-name="P6"/>
      <text:p text:style-name="P5">ffmpeg -r 2 -i img%03d.png -c:v libx264 -vf fps=25 -s 288x288 -pix_fmt yuv420p passby_80_detail_2.mp4</text:p>
      <text:p text:style-name="P5"/>
      <text:p text:style-name="P10">(9) Liam uses his video editing skills to embed the detailed movie into the larger scale movie.</text:p>
      <text:p text:style-name="P4"/>
      <text:p text:style-name="P4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15:48:20.911400755</meta:creation-date>
    <dc:date>2020-09-15T07:52:26.197797875</dc:date>
    <meta:editing-duration>PT11H40M32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3" meta:paragraph-count="49" meta:word-count="433" meta:character-count="3270" meta:non-whitespace-character-count="2775"/>
  </office:meta>
</office:document-meta>
</file>